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3" svg:font-family="'Segoe UI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2.774cm" svg:x="1.27cm" svg:y="0.508cm">
          <draw:text-box>
            <text:p text:style-name="P1"><text:span text:style-name="T1">Holy Gospel</text:span></text:p>
            <text:p text:style-name="P1"><text:span text:style-name="T2">Luke 7:11–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5.4cm" svg:height="4.76cm" svg:x="1.27cm" svg:y="0.508cm">
          <draw:text-box>
            <text:p text:style-name="P4"><text:span text:style-name="T3">11</text:span><text:span text:style-name="T4">Soon afterward [Jesus] went to a town called Nain, and his disciples and a great crowd went with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5.4cm" svg:height="6.263cm" svg:x="1.27cm" svg:y="0.508cm">
          <draw:text-box>
            <text:p text:style-name="P4"><text:span text:style-name="T3">12</text:span><text:span text:style-name="T4">As he drew near to the gate of the town, behold, a man who had died was being carried out, the only son of his mother, and she was a widow, and a considerable crowd from the town was with 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5.4cm" svg:height="7.766cm" svg:x="1.27cm" svg:y="0.508cm">
          <draw:text-box>
            <text:p text:style-name="P4"><text:span text:style-name="T3">13</text:span><text:span text:style-name="T4">And when the Lord saw her, he had compassion on her and said to her, “Do not weep.” </text:span><text:span text:style-name="T3">14</text:span><text:span text:style-name="T4">Then he came up and touched the bier, and the bearers stood still. And he said, “Young man, I say to you, aris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2" draw:layer="layout" svg:width="25.4cm" svg:height="7.766cm" svg:x="1.27cm" svg:y="0.508cm">
          <draw:text-box>
            <text:p text:style-name="P4"><text:span text:style-name="T3">15</text:span><text:span text:style-name="T4">And the dead man sat up and began to speak, and Jesus gave him to his mother. </text:span><text:span text:style-name="T3">16</text:span><text:span text:style-name="T4">Fear seized them all, and they glorified God, saying, “A great prophet has arisen among us!” and “God has visited his people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2" draw:layer="layout" svg:width="25.4cm" svg:height="3.257cm" svg:x="1.27cm" svg:y="0.508cm">
          <draw:text-box>
            <text:p text:style-name="P4"><text:span text:style-name="T3">17</text:span><text:span text:style-name="T4">And this report about him spread through the whole of Judea and all the surrounding count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3" svg:font-family="'Segoe UI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22:20:32.896000000</meta:creation-date>
    <dc:date>2016-06-02T09:38:50.277000000</dc:date>
    <meta:editing-duration>PT3M7S</meta:editing-duration>
    <meta:editing-cycles>3</meta:editing-cycles>
    <meta:generator>LibreOffice/5.1.3.2$Windows_X86_64 LibreOffice_project/644e4637d1d8544fd9f56425bd6cec110e49301b</meta:generator>
    <meta:document-statistic meta:object-count="39"/>
  </office:meta>
</office:document-meta>
</file>